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Embossing Tape 3 BRK" svg:font-family="'Embossing Tape 3 BRK'" style:font-family-generic="system" style:font-pitch="variable"/>
    <style:font-face style:name="Lohit Hindi" svg:font-family="'Lohit Hindi'"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UBUcuerpoTrabajo">
      <style:text-properties fo:font-weight="bold" style:font-weight-asian="bold" style:font-weight-complex="bold"/>
    </style:style>
    <style:style style:name="P3" style:family="paragraph" style:parent-style-name="UBUcuerpoTrabajo">
      <style:text-properties fo:font-weight="normal" style:font-weight-asian="normal" style:font-weight-complex="normal"/>
    </style:style>
    <style:style style:name="P4" style:family="paragraph" style:parent-style-name="Heading_20_1" style:master-page-name="MP0">
      <style:paragraph-properties style:page-number="auto" fo:break-before="page"/>
    </style:style>
    <style:style style:name="P5" style:family="paragraph" style:parent-style-name="Heading_20_2">
      <style:paragraph-properties fo:break-before="page"/>
    </style:style>
    <style:style style:name="P6" style:family="paragraph" style:parent-style-name="Text_20_body" style:list-style-name="L3"/>
    <style:style style:name="P7" style:family="paragraph" style:parent-style-name="Text_20_body" style:list-style-name="L3">
      <style:text-properties fo:font-weight="bold" style:font-weight-asian="bold" style:font-weight-complex="bold"/>
    </style:style>
    <style:style style:name="P8" style:family="paragraph" style:parent-style-name="Text_20_body" style:list-style-name="L8">
      <style:text-properties fo:font-weight="bold" style:font-weight-asian="bold" style:font-weight-complex="bold"/>
    </style:style>
    <style:style style:name="P9" style:family="paragraph" style:parent-style-name="Título_20_2">
      <style:text-properties fo:font-weight="bold" style:font-weight-asian="bold" style:font-weight-complex="bold"/>
    </style:style>
    <style:style style:name="P10" style:family="paragraph" style:parent-style-name="UBUcuerpoTrabajo" style:list-style-name="L1">
      <style:text-properties fo:font-weight="bold" style:font-weight-asian="bold" style:font-weight-complex="bold"/>
    </style:style>
    <style:style style:name="P11" style:family="paragraph" style:parent-style-name="UBUcuerpoTrabajo" style:list-style-name="L2">
      <style:text-properties fo:font-weight="bold" style:font-weight-asian="bold" style:font-weight-complex="bold"/>
    </style:style>
    <style:style style:name="P12" style:family="paragraph" style:parent-style-name="UBUcuerpoTrabajo" style:list-style-name="L4">
      <style:text-properties fo:font-weight="bold" style:font-weight-asian="bold" style:font-weight-complex="bold"/>
    </style:style>
    <style:style style:name="P13" style:family="paragraph" style:parent-style-name="UBUcuerpoTrabajo" style:list-style-name="L5">
      <style:text-properties fo:font-weight="bold" style:font-weight-asian="bold" style:font-weight-complex="bold"/>
    </style:style>
    <style:style style:name="P14" style:family="paragraph" style:parent-style-name="UBUcuerpoTrabajo" style:list-style-name="L6">
      <style:text-properties fo:font-weight="bold" style:font-weight-asian="bold" style:font-weight-complex="bold"/>
    </style:style>
    <style:style style:name="P15" style:family="paragraph" style:parent-style-name="UBUcuerpoTrabajo" style:list-style-name="L7">
      <style:text-properties fo:font-weight="bold" style:font-weight-asian="bold" style:font-weight-complex="bold"/>
    </style:style>
    <style:style style:name="P16" style:family="paragraph" style:parent-style-name="UBUcuerpoTrabajo" style:list-style-name="L9">
      <style:text-properties fo:font-weight="bold" style:font-weight-asian="bold" style:font-weight-complex="bold"/>
    </style:style>
    <style:style style:name="P17" style:family="paragraph" style:parent-style-name="UBUcuerpoTrabajo" style:list-style-name="L10">
      <style:text-properties fo:font-weight="bold" style:font-weight-asian="bold" style:font-weight-complex="bold"/>
    </style:style>
    <style:style style:name="P18" style:family="paragraph" style:parent-style-name="UBUcuerpoTrabajo" style:list-style-name="L12">
      <style:text-properties fo:font-weight="bold" style:font-weight-asian="bold" style:font-weight-complex="bold"/>
    </style:style>
    <style:style style:name="P19" style:family="paragraph" style:parent-style-name="UBUcuerpoTrabajo" style:list-style-name="L13">
      <style:text-properties fo:font-weight="bold" style:font-weight-asian="bold" style:font-weight-complex="bold"/>
    </style:style>
    <style:style style:name="P20" style:family="paragraph" style:parent-style-name="UBUcuerpoTrabajo">
      <style:text-properties fo:font-weight="normal" style:font-weight-asian="normal" style:font-weight-complex="normal"/>
    </style:style>
    <style:style style:name="P21" style:family="paragraph" style:parent-style-name="UBUcuerpoTrabajo" style:list-style-name="L11">
      <style:text-properties fo:font-weight="normal" style:font-weight-asian="normal" style:font-weight-complex="normal"/>
    </style:style>
    <style:style style:name="T1" style:family="text">
      <style:text-properties fo:color="#c0c0c0" style:font-name="Embossing Tape 3 BRK" fo:font-size="32pt" style:font-size-asian="32pt" style:font-size-complex="3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cm" fo:padding-right="0.25cm" fo:padding-top="0.125cm" fo:padding-bottom="0.125cm" fo:border="none" style:writing-mode="lr-tb">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écnicas y herramientas</text:p>
      <text:p text:style-name="UBUcuerpoTrabajo">En esta sección se explican las diversas técnicas y herramientas empleadas para realizar la aplicación.</text:p>
      <text:p text:style-name="Heading_20_2">Metodología ágil: Scrum</text:p>
      <text:list xml:id="list6429979424509441520" text:style-name="L1">
        <text:list-item>
          <text:p text:style-name="P10">Motivación: <text:span text:style-name="T3">Metodología aprendida durante el grado.</text:span></text:p>
        </text:list-item>
      </text:list>
      <text:p text:style-name="P3">Scrum es el nombre con el que se denomina a los marcos de desarrollo ágiles. También es un proceso en el que se aplican un conjunto de buenas prácticas de manera regular, para trabajar colaborativamente y de esta forma obtener el mejor resultado posible a la hora de desarrollar un proyecto. (1)</text:p>
      <text:p text:style-name="P3">Para alcanzar el objetivo, se utiliza el desarrollo iterativo e incremental en sustitución de la planificación y ejecución completa del producto, basan la calidad del resultado del resultado en el conocimiento tácito de las personas en equipos auto organizado, más que en la calidad de los procesos empleados, y en el solapamiento de distintas fases del desarrollo que en la utilización de un ciclo secuencial o en cascada. (1)</text:p>
      <text:p text:style-name="Heading_20_2">Herramienta de control de versiones</text:p>
      <text:list xml:id="list7387959289875480941" text:style-name="L2">
        <text:list-item>
          <text:p text:style-name="P11">Elección: <text:span text:style-name="T3">Git - GitHub</text:span></text:p>
        </text:list-item>
        <text:list-item>
          <text:p text:style-name="P11">Motivación: <text:span text:style-name="T3">Herramienta utilizada previamente en otras asignaturas del grado.</text:span></text:p>
        </text:list-item>
      </text:list>
      <text:p text:style-name="P3">Git es un software de control de versiones diseñado para manejar todo tipo de proyectos, desde grandes a pequeños proyectos, con eficiencia y velocidad. (2)</text:p>
      <text:p text:style-name="P3">GitHub es una plataforma donde se permite guardar código, que utiliza Git para el control de versiones y la colaboración entre miembros del proyecto.(3)</text:p>
      <text:p text:style-name="Heading_20_2">Herramienta de gestión de proyectos</text:p>
      <text:list xml:id="list3147965212602261605" text:style-name="L3">
        <text:list-item>
          <text:p text:style-name="P7">Elección: <text:span text:style-name="T3">ZenHub</text:span></text:p>
        </text:list-item>
        <text:list-item>
          <text:p text:style-name="P7">Motivación: <text:span text:style-name="T3">Herramienta utilizada previamente en otras asignaturas.</text:span></text:p>
        </text:list-item>
      </text:list>
      <text:p text:style-name="P3">ZenHub es una extensión de navegador que añade utilidades de manejo de proyectos directamente en la interfaz de usuario de GitHub, haciendo que la colaboración sea más rápida y visual, y menos desordenada. Se puede utilizar para planificar sprints, crear tareas épicas, y visualizar el “workflow” del proyecto sin tener que salir de GitHub. (4)</text:p>
      <text:p text:style-name="Heading_20_2">Gestor de referencias bibliográficas</text:p>
      <text:list xml:id="list34681870" text:continue-numbering="true" text:style-name="L3">
        <text:list-item>
          <text:p text:style-name="P7">Elección: <text:span text:style-name="T3">Zotero</text:span></text:p>
        </text:list-item>
        <text:list-item>
          <text:p text:style-name="P6"><text:span text:style-name="T2">Motivación: </text:span><text:span text:style-name="T3">Se utiliza Zotero por su integración con el editor de texto utilizado para la realización de la memoria, y por la familiaridad adquirida mediante el uso de este gestor de referencias en otras asignaturas. (5)</text:span></text:p>
        </text:list-item>
      </text:list>
      <text:p text:style-name="P3">Zotero es un software para la gestión de referencias, de una gran comodidad de uso al poder añadir automáticamente referencias a contenido disponible en la web desde la extensión que hay para navegadores como Google Chrome o Mozilla Firefox, y que permite la exportación de la bibliografía generada a múltiples formatos de citas que hay. (6)</text:p>
      <text:list xml:id="list7819068746424449070" text:style-name="L4">
        <text:list-item>
          <text:p text:style-name="P12">Alternativa: <text:span text:style-name="T3">Mendeley</text:span></text:p>
        </text:list-item>
      </text:list>
      <text:p text:style-name="P3">Mendeley es un software de unas características similares, que también se puede integrar con el editor de texto utilizado y con una facilidad de agregación de referencias desde el navegador también existente. (7)(8)</text:p>
      <text:p text:style-name="Heading_20_2"><text:soft-page-break/>Herramienta de prototipado de interfaces</text:p>
      <text:list xml:id="list3903765863330792033" text:style-name="L5">
        <text:list-item>
          <text:p text:style-name="P13">Elección: <text:span text:style-name="T3">Pencil Proyect</text:span></text:p>
        </text:list-item>
        <text:list-item>
          <text:p text:style-name="P13">Motivación: <text:span text:style-name="T3">Familiaridad de uso al haberla utilizado en otras asignaturas del grado.</text:span></text:p>
        </text:list-item>
      </text:list>
      <text:p text:style-name="P3">Pencil es una herramienta de protototipado de interfaces open-source, por lo que no necesita licencia para poder usarse, que permite crear interfaces web, de escritorio y móvil.(9)(10)</text:p>
      <text:list xml:id="list1822430520073337246" text:style-name="L6">
        <text:list-item>
          <text:p text:style-name="P14">Alternativa: <text:span text:style-name="T3">AdobeXD</text:span></text:p>
        </text:list-item>
      </text:list>
      <text:p text:style-name="P3">AdobeXD es una herramienta que también se puede usar de forma gratuita, aunque solo se puede utilizar para prototipado de aplicaciones móviles o de páginas web, además de no ser una herramienta tan fácil de usar como Pencil. (11)</text:p>
      <text:p text:style-name="Heading_20_2">Lenguaje de programación en servidor</text:p>
      <text:list xml:id="list4787192513782480028" text:style-name="L7">
        <text:list-item>
          <text:p text:style-name="P15">Elección: <text:span text:style-name="T3">Python</text:span></text:p>
        </text:list-item>
        <text:list-item>
          <text:p text:style-name="P15">Motivación: <text:span text:style-name="T3">Herramienta impuesta</text:span></text:p>
        </text:list-item>
      </text:list>
      <text:p text:style-name="Heading_20_2">Librerías y módulos de Python</text:p>
      <text:p text:style-name="P3">Se nombran y explican algunas librerías y módulos propios de python utilizados en la aplicación y que pueden ser interesantes.</text:p>
      <text:p text:style-name="Heading_20_2">Zipfile</text:p>
      <text:list xml:id="list7810363807007474999" text:style-name="L8">
        <text:list-item>
          <text:p text:style-name="P8">Motivación: <text:span text:style-name="T3">Los epubs al final son archivos zip por lo que se necesita algo para descomprimir los archivos y acceder al contenido.</text:span></text:p>
        </text:list-item>
      </text:list>
      <text:p text:style-name="P3">Zipfile es una librería que permite trabajar con archivos zip, ya sea para leerlos como para crearlos o escribirlos, también permite comprobar si el archivo indicado es realmente un archivo zip o no.(12)</text:p>
      <text:p text:style-name="Heading_20_2">Shutil</text:p>
      <text:list xml:id="list34677113" text:continue-numbering="true" text:style-name="L8">
        <text:list-item>
          <text:p text:style-name="P8">Motivación: <text:span text:style-name="T3">Se necesitan borrar directorios que pueden contener archivos en su interior.</text:span></text:p>
        </text:list-item>
      </text:list>
      <text:p text:style-name="P3">Shutil es un módulo que permite realizar operaciones de alto nivel sobre archivos y grupos de archivos.(13)</text:p>
      <text:p text:style-name="Heading_20_2">Cobertura de código</text:p>
      <text:list xml:id="list34685191" text:continue-list="list4787192513782480028" text:style-name="L7">
        <text:list-item>
          <text:p text:style-name="P15">Elección: <text:span text:style-name="T3">Unittest</text:span></text:p>
        </text:list-item>
        <text:list-item>
          <text:p text:style-name="P15">Motivación: <text:span text:style-name="T3">Facilidad de uso a la hora de generar test unitarios.</text:span></text:p>
        </text:list-item>
      </text:list>
      <text:p text:style-name="Heading_20_2">Generación de la red</text:p>
      <text:list xml:id="list34682473" text:continue-numbering="true" text:style-name="L7">
        <text:list-item>
          <text:p text:style-name="P15">Elección: <text:span text:style-name="T3">Networkx</text:span></text:p>
        </text:list-item>
        <text:list-item>
          <text:p text:style-name="P15">Motivación:<text:span text:style-name="T3"> Paquete por excelencia a la hora de generar redes complejas en Python.</text:span></text:p>
        </text:list-item>
      </text:list>
      <text:p text:style-name="P3">Networkx es un paquete de Python para la creación, manipulación, y estudio de las estructuras dinámicas y funciones de las redes complejas., proveyendo de una gran cantidad de distintos métodos y algoritmos para lograrlo, además de permitir la representación de la red generada.(14)</text:p>
      <text:p text:style-name="Heading_20_2">Representación de la red</text:p>
      <text:list xml:id="list2257784214735929062" text:style-name="L9">
        <text:list-item>
          <text:p text:style-name="P16">Elección: <text:span text:style-name="T3">network styling with d3</text:span></text:p>
        </text:list-item>
        <text:list-item>
          <text:p text:style-name="P16">Motivación: <text:span text:style-name="T3">Permite al usuario interactuar con la red pudiendo visualizarla de muy diversas formas.</text:span></text:p>
        </text:list-item>
      </text:list>
      <text:p text:style-name="P2"><text:span text:style-name="T3">Esta aplicación web lo que hace es recibir los parámetros de la red por url o permitiendo al usuario subir los datos de la red (en nuestra aplicación esto se modifica para que reciba </text:span><text:soft-page-break/><text:span text:style-name="T3">directamente la red sin necesidad de pasarle los datos por url o que el propio usuario tenga que hacerlo) y después dar al usuario una serie de opciones de personalización de la red. Esta aplicación web es la misma que utiliza netwulf para representar las redes generadas en networkx.(15)(16)</text:span></text:p>
      <text:list xml:id="list4519602391926059421" text:style-name="L10">
        <text:list-item>
          <text:p text:style-name="P17">Alternativa: <text:span text:style-name="T3">Representación propia de networkx</text:span></text:p>
        </text:list-item>
      </text:list>
      <text:p text:style-name="P3">Aunque la representación propia de networkx también nos permite jugar con distintos tamaños de nodos, color de estos, e incluso representar nodos con distintos colores, estas opciones se consiguen modificando el código python que genera la imagen de la red. A pesar de no utilizar esta representación de forma principal, sí que va a ser utilizada cuando el usuario solicite informes sobre la red.</text:p>
      <text:p text:style-name="Heading_20_2">Lectura de EPUBs</text:p>
      <text:list xml:id="list34666452" text:continue-list="list2257784214735929062" text:style-name="L9">
        <text:list-item>
          <text:p text:style-name="P16">Elección: <text:span text:style-name="T3">BeautifulSoup4 + zipfile</text:span></text:p>
        </text:list-item>
        <text:list-item>
          <text:p text:style-name="P16">Motivación: <text:span text:style-name="T3">Gran documentación sobre las librerías y el resto de opciones dejan mucho que desear en sus respectivas documentaciones.</text:span></text:p>
        </text:list-item>
      </text:list>
      <text:p text:style-name="P3">BeautifulSoup4 es una librería que provee de una serie de herramientas que facilitan la obtención de datos de archivos o textos con el formato HTML, XML y XHTML, que como hemos comentado previamente, son archivos que componen los archivos EPUB. Zipfile como hemos comentado previamente, nos permite leer los archivos de dentro del EPUB, al ser el EPUB al fin y al cabo, un archivo zip.(17)</text:p>
      <text:p text:style-name="Heading_20_2">Scraping</text:p>
      <text:list xml:id="list34682333" text:continue-numbering="true" text:style-name="L9">
        <text:list-item>
          <text:p text:style-name="P16">Elección: <text:span text:style-name="T3">BeautifulSoup4 + urllib</text:span></text:p>
        </text:list-item>
        <text:list-item>
          <text:p text:style-name="P16">Motivación: <text:span text:style-name="T3">Experiencia previa con la librería BeautifulSoup4 al haberla usado previamente en este proyecto.</text:span></text:p>
        </text:list-item>
      </text:list>
      <text:p text:style-name="P3">Urllib es un módulo de Python para trabajar con URLs, este módulo está compuesto por cuatro paquetes que son: </text:p>
      <text:list xml:id="list5594213138067224167" text:style-name="L11">
        <text:list-item>
          <text:p text:style-name="P21">urllib.request: sirve para abrir y leer URLs</text:p>
        </text:list-item>
        <text:list-item>
          <text:p text:style-name="P21">urllib.error: contiene las excepciones que produce urllib.request</text:p>
        </text:list-item>
        <text:list-item>
          <text:p text:style-name="P21">urllib.parse: sirve para parsear URLs</text:p>
        </text:list-item>
        <text:list-item>
          <text:p text:style-name="P21">urllib.robotparser: sirve para parsear achivos robots.txt</text:p>
        </text:list-item>
      </text:list>
      <text:p text:style-name="P3">(18)</text:p>
      <text:h text:style-name="P9" text:outline-level="2">Analizador léxico</text:h>
      <text:list xml:id="list9221570613309094191" text:style-name="L12">
        <text:list-item>
          <text:p text:style-name="P18">Elección: <text:span text:style-name="T3">Ply</text:span></text:p>
        </text:list-item>
        <text:list-item>
          <text:p text:style-name="P18">Motivación: <text:span text:style-name="T3">Similitud con herramientas utilizadas en asignaturas del grado.</text:span></text:p>
        </text:list-item>
      </text:list>
      <text:p text:style-name="UBUcuerpoTrabajo">Ply es una librería que implementa de manera fiel, las herramientas de lex y yacc en Python, lo que permite construir un lexer o un parser de forma relativamente sencilla si se conocen previamente las herramientas anteriores. (19)</text:p>
      <text:p text:style-name="Heading_20_2">Interfaz gráfica</text:p>
      <text:list xml:id="list5296205524325318085" text:style-name="L13">
        <text:list-item>
          <text:p text:style-name="P19">Elección: <text:span text:style-name="T3">Flask</text:span></text:p>
        </text:list-item>
        <text:list-item>
          <text:p text:style-name="P19">Motivación: <text:span text:style-name="T3">Interés en aprender a desarrollar aplicaciones web.</text:span></text:p>
        </text:list-item>
      </text:list>
      <text:p text:style-name="P3">Flask es un micro framework de Python para el desarrollo web, basado en el Web Service Gateway Interface (WSGI) de Werkzeug y el motor de plantillas de Jinja2. (20)</text:p>
      <text:p text:style-name="P3">Además de ser sencillo de usar gracias a diversos tutoriales(21) que pueden ser encontrados en la web, flask dispone de diversas extensiones que facilitan la vida del programador, una de ellas que también es usada en la aplicación es flask babel que nos permite internacionalizar fácilmente nuestra página web.(22)</text:p>
      <text:p text:style-name="Heading_20_2"><text:soft-page-break/>Programación en el lado del cliente</text:p>
      <text:list xml:id="list34668571" text:continue-numbering="true" text:style-name="L13">
        <text:list-item>
          <text:p text:style-name="P19">Elección: <text:span text:style-name="T3">JavaScript + jQuery</text:span></text:p>
        </text:list-item>
        <text:list-item>
          <text:p text:style-name="P19">Motivación: <text:span text:style-name="T3">JQuery simplifica labores no triviales en la programación web.</text:span></text:p>
        </text:list-item>
      </text:list>
      <text:p text:style-name="P3">JavaScript es un lenguaje de programación que todos los navegadores modernos pueden interpretar y que nos permite la modificación de páginas web gracias a la capacidad de interaccionar con el DOM que se provee al lenguaje.(23)</text:p>
      <text:p text:style-name="P3">JQuery es una biblioteca multiplataforma de JavaScript que simplifica tanto la manipulación del arbol DOM, como el manejo de eventos, y las llamadas AJAX, que facilitan la comunicación entre el cliente y el servidor.(24)</text:p>
      <text:p text:style-name="P5">Referencias</text:p>
      <text:p text:style-name="Bibliografía">1. Scrum (desarrollo de software) - Wikipedia, la enciclopedia libre [Internet]. [citado 10 de junio de 2019]. Disponible en: https://es.wikipedia.org/wiki/Scrum_(desarrollo_de_software)</text:p>
      <text:p text:style-name="Bibliografía">2. Git [Internet]. [citado 10 de junio de 2019]. Disponible en: https://git-scm.com/</text:p>
      <text:p text:style-name="Bibliografía">3. Hello World · GitHub Guides [Internet]. [citado 10 de junio de 2019]. Disponible en: https://guides.github.com/activities/hello-world/</text:p>
      <text:p text:style-name="Bibliografía">4. FAQs and Support - Your GitHub Issue Tracker [Internet]. [citado 10 de junio de 2019]. Disponible en: https://www.zenhub.com/faq</text:p>
      <text:p text:style-name="Bibliografía">5. word processor integration [Zotero Documentation] [Internet]. [citado 15 de enero de 2019]. Disponible en: https://www.zotero.org/support/word_processor_integration</text:p>
      <text:p text:style-name="Bibliografía">6. Zotero | Downloads [Internet]. [citado 15 de enero de 2019]. Disponible en: https://www.zotero.org/download/</text:p>
      <text:p text:style-name="Bibliografía">7. Cite Websites with a Browser Plugin - Mendeley Web Importer [Internet]. [citado 15 de enero de 2019]. Disponible en: https://www.mendeley.com/reference-management/web-importer</text:p>
      <text:p text:style-name="Bibliografía">8. Bibliographic/Software and Standards Information - Apache OpenOffice Wiki [Internet]. [citado 15 de enero de 2019]. Disponible en: https://wiki.openoffice.org/wiki/Bibliographic/Software_and_Standards_Information#Mendeley</text:p>
      <text:p text:style-name="Bibliografía">9. Home - Pencil Project [Internet]. [citado 15 de enero de 2019]. Disponible en: https://pencil.evolus.vn/</text:p>
      <text:p text:style-name="Bibliografía">10. <text:tab/>Features - Pencil Project [Internet]. [citado 15 de enero de 2019]. Disponible en: https://pencil.evolus.vn/Features.html</text:p>
      <text:p text:style-name="Bibliografía">11. <text:tab/>Download free Adobe XD CC | UX/UI design and collaboration tool [Internet]. [citado 15 de enero de 2019]. Disponible en: https://www.adobe.com/es/products/xd.html</text:p>
      <text:p text:style-name="Bibliografía">12. <text:tab/>13.5. zipfile — Work with ZIP archives — Python 3.6.8 documentation [Internet]. [citado 21 de enero de 2019]. Disponible en: https://docs.python.org/3.6/library/zipfile.html</text:p>
      <text:p text:style-name="Bibliografía">13. <text:tab/>10.10. shutil — High-level file operations — Python 2.7.16 documentation [Internet]. [citado 10 de junio de 2019]. Disponible en: https://docs.python.org/2/library/shutil.html</text:p>
      <text:p text:style-name="Bibliografía">14. <text:tab/>Overview of NetworkX — NetworkX 2.3 documentation [Internet]. [citado 10 de junio de 2019]. Disponible en: https://networkx.github.io/documentation/stable/</text:p>
      <text:p text:style-name="Bibliografía">15. <text:tab/>ulfaslak/network_styling_with_d3: (1) Input a network. (2) Style it. (3) Download the result. [Internet]. [citado 10 de junio de 2019]. Disponible en: https://github.com/ulfaslak/network_styling_with_d3</text:p>
      <text:p text:style-name="Bibliografía">16. <text:tab/>benmaier/netwulf: Interactive visualization of networks based on Ulf Aslak’s d3 web app. [Internet]. [citado 10 de junio de 2019]. Disponible en: https://github.com/benmaier/netwulf</text:p>
      <text:p text:style-name="Bibliografía">17. <text:tab/>Beautiful Soup Documentation — Beautiful Soup 4.4.0 documentation [Internet]. [citado 21 de enero de 2019]. Disponible en: <text:soft-page-break/>https://www.crummy.com/software/BeautifulSoup/bs4/doc/index.html</text:p>
      <text:p text:style-name="Bibliografía">18. <text:tab/>21.5. urllib — URL handling modules — Python 3.6.8 documentation [Internet]. [citado 10 de junio de 2019]. Disponible en: https://docs.python.org/3.6/library/urllib.html</text:p>
      <text:p text:style-name="Bibliografía">19. <text:tab/>PLY (Python Lex-Yacc) [Internet]. [citado 27 de enero de 2019]. Disponible en: http://www.dabeaz.com/ply/</text:p>
      <text:p text:style-name="Bibliografía">20. <text:tab/>Welcome to Flask — Flask 1.0.2 documentation [Internet]. [citado 10 de junio de 2019]. Disponible en: http://flask.pocoo.org/docs/1.0/</text:p>
      <text:p text:style-name="Bibliografía">21. <text:tab/>The Flask Mega-Tutorial Part I: Hello, World! - miguelgrinberg.com [Internet]. [citado 10 de junio de 2019]. Disponible en: https://blog.miguelgrinberg.com/post/the-flask-mega-tutorial-part-i-hello-world</text:p>
      <text:p text:style-name="Bibliografía">22. <text:tab/>Flask-Babel — Flask Babel 1.0 documentation [Internet]. [citado 10 de junio de 2019]. Disponible en: https://pythonhosted.org/Flask-Babel/</text:p>
      <text:p text:style-name="Bibliografía">23. <text:tab/>JavaScript - Wikipedia, la enciclopedia libre [Internet]. [citado 10 de junio de 2019]. Disponible en: https://es.wikipedia.org/wiki/JavaScript</text:p>
      <text:p text:style-name="Bibliografía">24. <text:tab/>jQuery - Wikipedia, la enciclopedia libre [Internet]. [citado 10 de junio de 2019]. Disponible en: https://es.wikipedia.org/wiki/JQu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Embossing Tape 3 BRK" svg:font-family="'Embossing Tape 3 BR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UBUcuerpoTrabajo" style:default-outline-level="1">
      <style:paragraph-properties fo:margin-top="0.42cm" fo:margin-bottom="0.21cm"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UBUcuerpoTrabajo" style:default-outline-level="2">
      <style:paragraph-properties fo:hyphenation-ladder-count="no-limit" style:shadow="non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UBUcuerpoTrabajo" style:family="paragraph" style:parent-style-name="Text_20_body">
      <style:paragraph-properties fo:margin-left="0cm" fo:margin-right="0cm" fo:margin-top="0cm" fo:margin-bottom="0cm" fo:hyphenation-ladder-count="no-limit" fo:text-indent="0.499cm" style:auto-text-indent="false"/>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Descripción" style:class="extra">
      <style:paragraph-properties fo:hyphenation-ladder-count="no-limit"/>
      <style:text-properties fo:hyphenate="false" fo:hyphenation-remain-char-count="0" fo:hyphenation-push-char-count="0"/>
    </style:style>
    <style:style style:name="Bibliografía" style:family="paragraph" style:parent-style-name="Normal" style:next-style-name="Normal">
      <style:paragraph-properties fo:margin-left="0.677cm" fo:margin-right="0cm" fo:margin-top="0cm" fo:margin-bottom="0.423cm" fo:hyphenation-ladder-count="no-limit" fo:text-indent="-0.677cm" style:auto-text-indent="false">
        <style:tab-stops>
          <style:tab-stop style:position="0cm"/>
        </style:tab-stops>
      </style:paragraph-properties>
      <style:text-properties style:font-name-complex="Mangal" style:font-size-complex="10.5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67%"/>
    </style:style>
    <style:style style:name="Ref._20_de_20_nota_20_al_20_pie" style:display-name="Ref. de nota al pie" style:family="text" style:parent-style-name="Fuente_20_de_20_párrafo_20_predeter.">
      <style:text-properties style:text-position="super 67%"/>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center" style:justify-single-word="false"/>
    </style:style>
    <style:style style:name="MT1" style:family="text">
      <style:text-properties fo:color="#c0c0c0" style:font-name="Embossing Tape 3 BRK" fo:font-size="32pt" style:font-size-asian="32pt" style:font-size-complex="32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cm" fo:padding-right="0.25cm" fo:padding-top="0.125cm" fo:padding-bottom="0.125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99cm" fo:margin-left="3cm" fo:margin-right="1.499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number:date-style style:name="N8103" number:language="es" number:country="ES">
      <number:day number:calendar="gregorian" number:style="long"/>
      <number:text>/</number:text>
      <number:month number:calendar="gregorian" number:textual="true"/>
      <number:text>/</number:text>
      <number:year number:calendar="gregorian"/>
    </number:date-style>
  </office:automatic-styles>
  <office:master-styles>
    <style:master-page style:name="Standard" style:page-layout-name="Mpm1"/>
    <style:master-page style:name="MP0" style:page-layout-name="Mpm2">
      <style:footer>
        <text:p text:style-name="Footer"><draw:frame draw:style-name="Mfr1" draw:name="Cuadro de texto 1" text:anchor-type="paragraph" svg:x="0cm" svg:y="0cm" svg:width="33.253cm" style:rel-width="scale" svg:height="4.246cm" style:rel-height="scale" draw:z-index="5"><draw:text-box><text:p text:style-name="MP1"><text:span text:style-name="Fuente_20_de_20_párrafo_20_predeter."><text:span text:style-name="MT1">Borrador</text:span></text:span></text:p></draw:text-box></draw:frame><text:file-name text:display="name-and-extension">4_TecnicasHerramientas.odt</text:file-name> v.<text:editing-cycles>41</text:editing-cycles> <text:title/><text:modification-date style:data-style-name="N8103">12/jun/19</text:modification-date><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cpa </meta:initial-creator>
    <dc:creator>Luis Miguel Cabrejas Arce</dc:creator>
    <meta:creation-date>2014-01-25T22:20:00Z</meta:creation-date>
    <dc:date>2019-06-12T14:47:11.18</dc:date>
    <meta:editing-cycles>41</meta:editing-cycles>
    <meta:editing-duration>PT13H22M55S</meta:editing-duration>
    <meta:document-statistic meta:table-count="0" meta:image-count="0" meta:object-count="0" meta:page-count="6" meta:paragraph-count="105" meta:word-count="1747" meta:character-count="12030"/>
    <meta:user-defined meta:name="ZOTERO_PREF_1">&lt;data data-version="3" zotero-version="5.0.60"&gt;&lt;session id="T8kQGfoK"/&gt;&lt;style id="http://www.zotero.org/styles/vancouver" locale="es-ES" hasBibliography="1" bibliographyStyleHasBeenSet="1"/&gt;&lt;prefs&gt;&lt;pref name="fieldType" value="Field"/&gt;&lt;/prefs&gt;&lt;/data&gt;</meta:user-defined>
    <meta:template xlink:type="simple" xlink:actuate="onRequest" xlink:title="" xlink:href="Normal.dotm"/>
  </office:meta>
</office:document-meta>
</file>